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>
            <draw:frame table:end-cell-address="Sheet1.G22" table:end-x="0.028cm" table:end-y="0.06cm" draw:z-index="0" draw:style-name="gr1" svg:width="16.328cm" svg:height="9.507cm" svg:x="0cm" svg:y="0cm">
              <draw:object draw:notify-on-update-of-ranges="Sheet1.H2:Sheet1.H4 Sheet1.I1:Sheet1.I1 Sheet1.I2:Sheet1.I4 Sheet1.J1:Sheet1.J1 Sheet1.J2:Sheet1.J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Dimensão da matriz de pesos</text:p>
          </table:table-cell>
          <table:table-cell office:value-type="string">
            <text:p>Utilizando C</text:p>
          </table:table-cell>
          <table:table-cell office:value-type="string">
            <text:p>Somente Ruby</text:p>
          </table:table-cell>
        </table:table-row>
        <table:table-row table:style-name="ro1">
          <table:table-cell table:number-columns-repeated="7"/>
          <table:table-cell office:value-type="string">
            <text:p>5x5</text:p>
          </table:table-cell>
          <table:table-cell office:value-type="float" office:value="3.03">
            <text:p>3,03</text:p>
          </table:table-cell>
          <table:table-cell office:value-type="float" office:value="12.24">
            <text:p>12,24</text:p>
          </table:table-cell>
        </table:table-row>
        <table:table-row table:style-name="ro1">
          <table:table-cell table:number-columns-repeated="7"/>
          <table:table-cell office:value-type="string">
            <text:p>10x10</text:p>
          </table:table-cell>
          <table:table-cell office:value-type="float" office:value="5.7">
            <text:p>5,7</text:p>
          </table:table-cell>
          <table:table-cell office:value-type="float" office:value="40.18">
            <text:p>40,18</text:p>
          </table:table-cell>
        </table:table-row>
        <table:table-row table:style-name="ro1">
          <table:table-cell table:number-columns-repeated="7"/>
          <table:table-cell office:value-type="string">
            <text:p>20x20</text:p>
          </table:table-cell>
          <table:table-cell office:value-type="float" office:value="15.6">
            <text:p>15,6</text:p>
          </table:table-cell>
          <table:table-cell office:value-type="float" office:value="142.05">
            <text:p>142,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09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2" meta:object-count="1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connect-bars="false" chart:include-hidden-cell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draw:stroke="none" draw:fill-color="#0084d1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aecf00" dr3d:edge-rounding="5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329cm" svg:height="9.508cm" chart:class="chart:area" chart:style-name="ch1">
        <chart:legend chart:legend-position="end" svg:x="13.448cm" svg:y="4.285cm" chart:style-name="ch2"/>
        <chart:plot-area chart:style-name="ch3" table:cell-range-address="Sheet1.H1:Sheet1.J4" chart:data-source-has-labels="both" svg:x="0.451cm" svg:y="0.19cm" svg:width="12.672cm" svg:height="8.9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4.93cm" svg:y="8.757cm" chart:style-name="ch5">
              <text:p>Dimensão da matriz de pesos</text:p>
            </chart:title>
            <chart:categories table:cell-range-address="Sheet1.H2:Sheet1.H4"/>
          </chart:axis>
          <chart:axis chart:dimension="y" chart:name="primary-y" chart:style-name="ch4">
            <chart:title svg:x="0.327cm" svg:y="5.119cm" chart:style-name="ch6">
              <text:p>Segundo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I2:Sheet1.I4" chart:label-cell-address="Sheet1.I1:Sheet1.I1" chart:class="chart:area">
            <chart:data-point chart:repeated="3"/>
          </chart:series>
          <chart:series chart:style-name="ch10" chart:values-cell-range-address="Sheet1.J2:Sheet1.J4" chart:label-cell-address="Sheet1.J1:Sheet1.J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tilizando C</text:p>
              </table:table-cell>
              <table:table-cell office:value-type="string">
                <text:p text:id="Sheet1.J1:Sheet1.J1">Somente Ruby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4">5x5</text:p>
              </table:table-cell>
              <table:table-cell office:value-type="float" office:value="3.03">
                <text:p text:id="Sheet1.I2:Sheet1.I4">3.03</text:p>
              </table:table-cell>
              <table:table-cell office:value-type="float" office:value="12.24">
                <text:p text:id="Sheet1.J2:Sheet1.J4">12.24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5.7">
                <text:p>5.7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15.6">
                <text:p>15.6</text:p>
              </table:table-cell>
              <table:table-cell office:value-type="float" office:value="142.05">
                <text:p>142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